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>
      <style:paragraph-properties fo:margin-left="0.4925in" fo:margin-right="0in" fo:text-indent="0in" style:auto-text-indent="false"/>
    </style:style>
    <style:style style:name="P6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margin-left="0.4925in" fo:margin-right="0in" fo:text-indent="0in" style:auto-text-indent="false"/>
    </style:style>
    <style:style style:name="P8" style:family="paragraph" style:parent-style-name="Standard" style:list-style-name="L1">
      <style:paragraph-properties fo:margin-left="0.4925in" fo:margin-right="0in" fo:text-indent="0in" style:auto-text-indent="false"/>
    </style:style>
    <style:style style:name="P9" style:family="paragraph" style:parent-style-name="Standard" style:list-style-name="L1">
      <style:paragraph-properties fo:margin-left="0.4925in" fo:margin-right="0in" fo:text-indent="0in" style:auto-text-indent="false"/>
    </style:style>
    <style:style style:name="P10" style:family="paragraph" style:parent-style-name="Standard" style:list-style-name="L1">
      <style:paragraph-properties fo:margin-left="0.4925in" fo:margin-right="0in" fo:text-indent="0in" style:auto-text-indent="false"/>
    </style:style>
    <style:style style:name="P11" style:family="paragraph" style:parent-style-name="Standard" style:list-style-name="L1">
      <style:paragraph-properties fo:margin-left="0.4925in" fo:margin-right="0in" fo:text-indent="0in" style:auto-text-indent="false"/>
    </style:style>
    <style:style style:name="P12" style:family="paragraph" style:parent-style-name="Standard" style:list-style-name="L1">
      <style:paragraph-properties fo:margin-left="0.4925in" fo:margin-right="0in" fo:text-indent="0in" style:auto-text-indent="false"/>
    </style:style>
    <style:style style:name="P13" style:family="paragraph" style:parent-style-name="Standard" style:list-style-name="L2">
      <style:paragraph-properties fo:margin-left="0.4925in" fo:margin-right="0in" fo:text-indent="0in" style:auto-text-indent="false"/>
    </style:style>
    <style:style style:name="P14" style:family="paragraph" style:parent-style-name="Standard" style:list-style-name="L2">
      <style:paragraph-properties fo:margin-left="0.4925in" fo:margin-right="0in" fo:text-indent="0in" style:auto-text-indent="false"/>
    </style:style>
    <style:style style:name="P15" style:family="paragraph" style:parent-style-name="Standard" style:list-style-name="L2">
      <style:paragraph-properties fo:margin-left="0.4925in" fo:margin-right="0in" fo:text-indent="0in" style:auto-text-indent="false"/>
    </style:style>
    <style:style style:name="P16" style:family="paragraph" style:parent-style-name="Standard" style:list-style-name="L2">
      <style:paragraph-properties fo:margin-left="0.4925in" fo:margin-right="0in" fo:text-indent="0in" style:auto-text-indent="false"/>
    </style:style>
    <style:style style:name="P17" style:family="paragraph" style:parent-style-name="Standard" style:list-style-name="L2">
      <style:paragraph-properties fo:margin-left="0.4925in" fo:margin-right="0in" fo:text-indent="0in" style:auto-text-indent="false"/>
    </style:style>
    <style:style style:name="P18" style:family="paragraph" style:parent-style-name="Standard" style:list-style-name="L2">
      <style:paragraph-properties fo:margin-left="0.4925in" fo:margin-right="0in" fo:text-indent="0in" style:auto-text-indent="false"/>
    </style:style>
    <style:style style:name="P19" style:family="paragraph" style:parent-style-name="Standard" style:list-style-name="L2">
      <style:paragraph-properties fo:margin-left="0.4925in" fo:margin-right="0in" fo:text-indent="0in" style:auto-text-indent="false"/>
    </style:style>
    <style:style style:name="P20" style:family="paragraph" style:parent-style-name="Standard" style:list-style-name="L2">
      <style:paragraph-properties fo:margin-left="0.4925in" fo:margin-right="0in" fo:text-indent="0in" style:auto-text-indent="false"/>
    </style:style>
    <style:style style:name="P21" style:family="paragraph" style:parent-style-name="Standard" style:list-style-name="L1">
      <style:paragraph-properties fo:margin-left="0.492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edora Repository Software Committer's Guide</text:h>
      <text:h text:style-name="Heading_20_2" text:outline-level="2">Overview</text:h>
      <text:p text:style-name="Standard">Committers participate in all aspects of our software development process. <text:s/>In addition to the actual programming, this includes participation in work tracking, testing, reviewing, and merging. <text:s/></text:p>
      <text:p text:style-name="Standard"/>
      <text:h text:style-name="Heading_20_2" text:outline-level="2">Working Process</text:h>
      <text:p text:style-name="Standard">In making improvements to the Fedora Repository codebase, committers are expected to play two roles: <text:span text:style-name="T1">developer</text:span> and <text:span text:style-name="T1">reviewer</text:span>. <text:s/>Developers are responsible for implementing changes and writing unit tests. <text:s/>Reviewers are responsible for understanding the changes and verifying their correctness before they are committed to the appropriate line(s) of development. <text:s/></text:p>
      <text:p text:style-name="Standard"/>
      <text:p text:style-name="Standard">Although we all play both roles simultaneously, for a given item of work, the developer and the reviewer must be different individuals.</text:p>
      <text:p text:style-name="Standard"/>
      <text:p text:style-name="P4">Developer Steps</text:p>
      <text:p text:style-name="P2"/>
      <text:list text:style-name="L1">
        <text:list-item>
          <text:p text:style-name="P5"><text:span text:style-name="T2">Claim tracker item</text:span><text:line-break/>Make sure your name is selected in the "Assigned To" field for the feature, bug, or refactoring item you'll be working on. <text:s/>Also make sure there is a comment in the tracker indicating whether the work is targeted for the main line of development, the maintenance branch, or both. <text:s/>Bugs normally go to both. <text:s/>Features and refactorings normally only go to the main line (trunk).<text:line-break/></text:p>
        </text:list-item>
        <text:list-item>
          <text:p text:style-name="P6">Create task</text:p>
          <text:p text:style-name="P5">Create a task in the Software Engineering task tracker. <text:s/>If the work is targeted for both lines of development, create a task for each. <text:line-break/></text:p>
        </text:list-item>
        <text:list-item>
          <text:p text:style-name="P5"><text:span text:style-name="T2">Create branch</text:span><text:line-break/>Create a branch in fedora/branches, called dev-xxxx, where xxxx is the id of the task. <text:s/>In the subversion commit message for the branch, indicate the source and revision against which branch was created (e.g. "created branch from maintenance-2.2 r6502").<text:line-break/></text:p>
        </text:list-item>
        <text:list-item>
          <text:p text:style-name="P5"><text:span text:style-name="T2">Assign reviewer</text:span><text:line-break/>In fedora/branches, check out the file branch-log.txt, and determine who your next reviewer is. <text:s/>If you've never assigned a reviewer, the reviewer will be person whose name appears after yours in the "Active Committers" list. <text:s/>The next time you assign a reviewer, it will be the next name in the list, and so on. <text:s/>Add an entry at the top of the log, in the same format as the others, and commit the change.<text:line-break/></text:p>
        </text:list-item>
        <text:list-item>
          <text:p text:style-name="P5">Code and test</text:p>
        </text:list-item>
        <text:list-item>
          <text:p text:style-name="P5">Merge up</text:p>
        </text:list-item>
        <text:list-item>
          <text:p text:style-name="P5">Update task</text:p>
        </text:list-item>
        <text:list-item>
          <text:p text:style-name="P5">Notify reviewer</text:p>
        </text:list-item>
      </text:list>
      <text:p text:style-name="P2"/>
      <text:p text:style-name="P3"><text:soft-page-break/>Reviewer Steps</text:p>
      <text:p text:style-name="P2"/>
      <text:list text:style-name="L2">
        <text:list-item>
          <text:p text:style-name="P13">Merge<text:line-break/>Note: if the branch has been out for some time, the reviewer may opt to have the developer "merge up" from the trunk before they can do a meaningful review. <text:s/>The reviewer may also choose to perform a "merge up".</text:p>
        </text:list-item>
        <text:list-item>
          <text:p text:style-name="P13">Review</text:p>
        </text:list-item>
        <text:list-item>
          <text:p text:style-name="P13">Commit</text:p>
        </text:list-item>
        <text:list-item>
          <text:p text:style-name="P13">Remove branch</text:p>
        </text:list-item>
        <text:list-item>
          <text:p text:style-name="P13">Update branch log</text:p>
        </text:list-item>
        <text:list-item>
          <text:p text:style-name="P13">Notify developer</text:p>
        </text:list-item>
        <text:list-item>
          <text:p text:style-name="P13">Close task</text:p>
        </text:list-item>
        <text:list-item>
          <text:p text:style-name="P13">Close tracker item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Chris Wilper</meta:initial-creator>
    <meta:creation-date>2008-02-15T11:42:53</meta:creation-date>
    <dc:creator>Chris Wilper</dc:creator>
    <dc:date>2008-02-19T17:54:38</dc:date>
    <meta:editing-cycles>9</meta:editing-cycles>
    <meta:editing-duration>PT8H29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390" meta:character-count="2373"/>
  </office:meta>
</office:document-meta>
</file>